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9900ff" fo:font-size="12pt" style:font-size-asian="12pt" style:font-size-complex="12pt"/>
    </style:style>
    <style:style style:name="T5" style:family="text">
      <style:text-properties style:use-window-font-color="true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5.304cm" svg:y="5.34cm">
          <text:p text:style-name="P1"><text:span text:style-name="T1">User</text:span></text:p>
        </draw:rect>
        <draw:rect draw:style-name="gr2" draw:text-style-name="P4" draw:layer="layout" svg:width="3.192cm" svg:height="3.661cm" svg:x="5.304cm" svg:y="6.102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>user_type</text:span></text:p>
          <text:p text:style-name="P3"><text:span text:style-name="T2"/></text:p>
        </draw:rect>
        <draw:connector draw:style-name="gr3" draw:text-style-name="P1" draw:layer="layout" draw:type="curve" svg:x1="11.407cm" svg:y1="3.913cm" svg:x2="8.496cm" svg:y2="5.774cm" draw:start-shape="id1" draw:start-glue-point="3" draw:end-shape="id2" svg:d="m11407 3913c-2182 0-727 1861-2911 1861">
          <text:p/>
        </draw:connector>
        <draw:rect draw:style-name="gr4" draw:text-style-name="P5" draw:layer="layout" svg:width="2.413cm" svg:height="0.957cm" svg:x="5.899cm" svg:y="8.679cm">
          <text:p text:style-name="P3"><text:span text:style-name="T3">admin, expert,</text:span></text:p>
          <text:p text:style-name="P3"><text:span text:style-name="T3">pending</text:span></text:p>
        </draw:rect>
        <draw:rect draw:style-name="gr1" draw:text-style-name="P2" xml:id="id4" draw:id="id4" draw:layer="layout" svg:width="4.489cm" svg:height="0.869cm" svg:x="3.921cm" svg:y="1.635cm">
          <text:p text:style-name="P1"><text:span text:style-name="T1">Application</text:span></text:p>
        </draw:rect>
        <draw:rect draw:style-name="gr2" draw:text-style-name="P4" draw:layer="layout" svg:width="4.489cm" svg:height="1.883cm" svg:x="3.921cm" svg:y="2.397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5.005cm" svg:height="0.869cm" svg:x="11.489cm" svg:y="1.762cm">
          <text:p text:style-name="P1"><text:span text:style-name="T1">Application User</text:span></text:p>
        </draw:rect>
        <draw:rect draw:style-name="gr2" draw:text-style-name="P4" draw:layer="layout" svg:width="5.005cm" svg:height="2.899cm" svg:x="11.489cm" svg:y="2.546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4.156cm" svg:height="0.508cm" svg:x="12.084cm" svg:y="4.683cm">
          <text:p text:style-name="P3"><text:span text:style-name="T3">admin, system, expert, pending</text:span></text:p>
        </draw:rect>
        <draw:circle draw:style-name="gr5" draw:text-style-name="P1" xml:id="id1" draw:id="id1" draw:layer="layout" svg:width="0.254cm" svg:height="0.254cm" svg:x="11.407cm" svg:y="3.786cm">
          <text:p/>
        </draw:circle>
        <draw:circle draw:style-name="gr5" draw:text-style-name="P1" xml:id="id3" draw:id="id3" draw:layer="layout" svg:width="0.254cm" svg:height="0.254cm" svg:x="11.407cm" svg:y="3.286cm">
          <text:p/>
        </draw:circle>
        <draw:connector draw:style-name="gr3" draw:text-style-name="P1" draw:layer="layout" draw:type="curve" svg:x1="11.407cm" svg:y1="3.413cm" svg:x2="8.41cm" svg:y2="2.069cm" draw:start-shape="id3" draw:start-glue-point="3" draw:end-shape="id4" svg:d="m11407 3413c-2247 0-749-1344-2997-1344">
          <text:p/>
        </draw:connector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5" draw:start-glue-point="3" draw:end-shape="id6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18" draw:id="id18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16" draw:id="id16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6" draw:id="id6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29" draw:id="id29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0" draw:id="id20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3" draw:id="id33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7" draw:id="id7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7" draw:start-glue-point="3" draw:end-shape="id6" draw:end-glue-point="0" svg:d="m7907 3113c-1004 0-1506 1974-1506 5923">
          <text:p/>
        </draw:connector>
        <draw:circle draw:style-name="gr5" draw:text-style-name="P1" xml:id="id8" draw:id="id8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8" draw:start-glue-point="3" draw:end-shape="id6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9" draw:start-glue-point="3" draw:end-shape="id6" svg:d="m10347 14811c-1581 0-527-5358-2108-5358">
          <text:p/>
        </draw:connector>
        <draw:rect draw:style-name="gr1" draw:text-style-name="P2" xml:id="id11" draw:id="id11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14" draw:id="id14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0" draw:id="id10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0" draw:start-glue-point="1" draw:end-shape="id11" draw:end-glue-point="3" svg:d="m11760 2612c2419 0 807-1180 3226-1180">
          <text:p/>
        </draw:connector>
        <draw:circle draw:style-name="gr5" draw:text-style-name="P1" xml:id="id12" draw:id="id12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2" draw:start-glue-point="3" draw:end-shape="id11" draw:end-glue-point="1" svg:d="m22490 2720c-2928 0-976-1288-3905-1288">
          <text:p/>
        </draw:connector>
        <draw:circle draw:style-name="gr5" draw:text-style-name="P1" xml:id="id15" draw:id="id15" draw:layer="layout" svg:width="0.254cm" svg:height="0.254cm" svg:x="14.704cm" svg:y="8.183cm">
          <text:p/>
        </draw:circle>
        <draw:circle draw:style-name="gr5" draw:text-style-name="P1" xml:id="id13" draw:id="id13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3" draw:start-glue-point="1" draw:end-shape="id14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15" draw:start-glue-point="3" draw:end-shape="id16" draw:end-glue-point="1" svg:d="m14704 8310c-2088 0-696-1561-2785-1561">
          <text:p/>
        </draw:connector>
        <draw:circle draw:style-name="gr5" draw:text-style-name="P1" xml:id="id17" draw:id="id17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17" draw:start-glue-point="3" draw:end-shape="id18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26" draw:id="id26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9" draw:id="id19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19" draw:start-glue-point="3" draw:end-shape="id20" draw:end-glue-point="2" svg:d="m10347 13770c-406 0-609-1664-609-4994">
          <text:p/>
        </draw:connector>
        <draw:circle draw:style-name="gr5" draw:text-style-name="P1" xml:id="id21" draw:id="id21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1" draw:start-glue-point="3" draw:end-shape="id20" draw:end-glue-point="2" svg:d="m10347 14311c-406 0-609-1845-609-5535">
          <text:p/>
        </draw:connector>
        <draw:circle draw:style-name="gr5" draw:text-style-name="P1" xml:id="id9" draw:id="id9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3" draw:id="id23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2" draw:id="id22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2" draw:start-glue-point="3" draw:end-shape="id23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24" draw:id="id24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24" draw:start-glue-point="3" draw:end-shape="id18" draw:end-glue-point="2" svg:d="m16900 17665c-751 0-626-2166-481-2724s312 494 312-5813">
          <text:p/>
        </draw:connector>
        <draw:circle draw:style-name="gr5" draw:text-style-name="P1" xml:id="id25" draw:id="id25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25" draw:start-glue-point="3" draw:end-shape="id26" svg:d="m16899 18142c-1636 0-545-1704-2183-1704">
          <text:p/>
        </draw:connector>
        <draw:rect draw:style-name="gr1" draw:text-style-name="P2" xml:id="id31" draw:id="id31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27" draw:id="id27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27" draw:start-glue-point="3" draw:end-shape="id6" draw:end-glue-point="3" svg:d="m4185 15243c-751 0-941-5790 379-5790">
          <text:p/>
        </draw:connector>
        <draw:circle draw:style-name="gr5" draw:text-style-name="P1" xml:id="id28" draw:id="id28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28" draw:start-glue-point="3" draw:end-shape="id29" svg:d="m4184 15642c-599 0-898-2340-898-7022">
          <text:p/>
        </draw:connector>
        <draw:circle draw:style-name="gr5" draw:text-style-name="P1" xml:id="id30" draw:id="id30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0" draw:start-glue-point="1" draw:end-shape="id31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5" draw:id="id5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2" draw:id="id32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2" draw:start-glue-point="3" draw:end-shape="id33" draw:end-glue-point="2" svg:d="m4505 10611c-751 0-627 462 35 755s1861 418 1861-333">
          <text:p/>
        </draw:connector>
        <draw:rect draw:style-name="gr1" draw:text-style-name="P2" xml:id="id37" draw:id="id37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36" draw:id="id36" draw:layer="layout" svg:width="0.254cm" svg:height="0.254cm" svg:x="17.921cm" svg:y="12.41cm">
          <text:p/>
        </draw:circle>
        <draw:circle draw:style-name="gr5" draw:text-style-name="P1" xml:id="id35" draw:id="id35" draw:layer="layout" svg:width="0.254cm" svg:height="0.254cm" svg:x="17.02cm" svg:y="12.009cm">
          <text:p/>
        </draw:circle>
        <draw:circle draw:style-name="gr5" draw:text-style-name="P1" xml:id="id34" draw:id="id34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34" draw:start-glue-point="3" draw:end-shape="id20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35" draw:start-glue-point="1" draw:end-shape="id31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36" draw:start-glue-point="1" draw:end-shape="id37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38" draw:id="id38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1" draw:id="id41" draw:layer="layout" svg:width="4.751cm" svg:height="0.869cm" svg:x="7.812cm" svg:y="1.287cm">
          <text:p text:style-name="P1"><text:span text:style-name="T1">Test Conducted</text:span></text:p>
        </draw:rect>
        <draw:rect draw:style-name="gr2" draw:text-style-name="P4" draw:layer="layout" svg:width="4.751cm" svg:height="18.382cm" svg:x="7.812cm" svg:y="2.049cm">
          <text:p text:style-name="P3"><text:span text:style-name="T2">test_conducted_id</text:span></text:p>
          <text:p text:style-name="P3"><text:span text:style-name="T2">connection_label</text:span></text:p>
          <text:p text:style-name="P3"><text:span text:style-name="T2">connection_type</text:span></text:p>
          <text:p text:style-name="P3"><text:span text:style-name="T2">connection_url</text:span></text:p>
          <text:p text:style-name="P3"><text:span text:style-name="T2">connection_ack_type</text:span></text:p>
          <text:p text:style-name="P3"><text:span text:style-name="T2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2">query_type</text:span></text:p>
          <text:p text:style-name="P3"><text:span text:style-name="T2">query_enabled</text:span></text:p>
          <text:p text:style-name="P3"><text:span text:style-name="T2">query_pause</text:span></text:p>
          <text:p text:style-name="P3"><text:span text:style-name="T2">test_log</text:span></text:p>
          <text:p text:style-name="P3"><text:span text:style-name="T5">test_status</text:span></text:p>
          <text:p text:style-name="P3"><text:span text:style-name="T2">test_started_time</text:span></text:p>
          <text:p text:style-name="P3"><text:span text:style-name="T2">test_finished_time</text:span></text:p>
          <text:p text:style-name="P3"><text:span text:style-name="T2">count_update</text:span></text:p>
          <text:p text:style-name="P3"><text:span text:style-name="T2">count_query</text:span></text:p>
          <text:p text:style-name="P3"><text:span text:style-name="T2">profile_base_name</text:span></text:p>
          <text:p text:style-name="P3"><text:span text:style-name="T2">profile_compare_name</text:span></text:p>
          <text:p text:style-name="P3"><text:span text:style-name="T5">score_overall</text:span></text:p>
          <text:p text:style-name="P3"><text:span text:style-name="T5">score_interop</text:span></text:p>
          <text:p text:style-name="P3"><text:span text:style-name="T5">score_coded</text:span></text:p>
          <text:p text:style-name="P3"><text:span text:style-name="T5">score_local</text:span></text:p>
          <text:p text:style-name="P3"><text:span text:style-name="T5">score_national</text:span></text:p>
          <text:p text:style-name="P3"><text:span text:style-name="T5">score_tolerance</text:span></text:p>
          <text:p text:style-name="P3"><text:span text:style-name="T5">score_ehr</text:span></text:p>
          <text:p text:style-name="P3"><text:span text:style-name="T5">score_perform</text:span></text:p>
          <text:p text:style-name="P3"><text:span text:style-name="T5">score_ack</text:span></text:p>
          <text:p text:style-name="P3"><text:span text:style-name="T5">per_query_total</text:span></text:p>
          <text:p text:style-name="P3"><text:span text:style-name="T5">per_query_count</text:span></text:p>
          <text:p text:style-name="P3"><text:span text:style-name="T5">per_query_min</text:span></text:p>
          <text:p text:style-name="P3"><text:span text:style-name="T5">per_query_max</text:span></text:p>
          <text:p text:style-name="P3"><text:span text:style-name="T5">per_query_std</text:span></text:p>
          <text:p text:style-name="P3"><text:span text:style-name="T5">per_update_total</text:span></text:p>
          <text:p text:style-name="P3"><text:span text:style-name="T5">per_update_count</text:span></text:p>
          <text:p text:style-name="P3"><text:span text:style-name="T5">per_update_min</text:span></text:p>
          <text:p text:style-name="P3"><text:span text:style-name="T5">per_update_max</text:span></text:p>
          <text:p text:style-name="P3"><text:span text:style-name="T5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39" draw:id="id39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38" draw:start-glue-point="0" draw:end-shape="id39" draw:end-glue-point="1" svg:d="m24179 8992c0-2037-761-3055-2285-3055">
          <text:p/>
        </draw:connector>
        <draw:circle draw:style-name="gr5" draw:text-style-name="P1" xml:id="id40" draw:id="id40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721cm" draw:start-shape="id40" draw:start-glue-point="3" draw:end-shape="id41" draw:end-glue-point="1" svg:d="m17230 2838c-3499 0-1166-1117-4667-11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2" draw:id="id42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2" draw:start-glue-point="3" draw:end-shape="id39" draw:end-glue-point="3" svg:d="m19093 11968c-3408 0-2522-6031-1771-6031">
          <text:p/>
        </draw:connector>
        <draw:circle draw:style-name="gr5" draw:text-style-name="P1" xml:id="id43" draw:id="id43" draw:layer="layout" svg:width="0.254cm" svg:height="0.254cm" svg:x="24.545cm" svg:y="16.541cm">
          <text:p/>
        </draw:circle>
        <draw:circle draw:style-name="gr5" draw:text-style-name="P1" xml:id="id44" draw:id="id44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3" draw:start-glue-point="1" draw:end-shape="id38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44" draw:start-glue-point="1" draw:end-shape="id38" draw:end-glue-point="1" svg:d="m24799 17168c2433 0 1872-7742 1121-7742">
          <text:p/>
        </draw:connector>
        <draw:rect draw:style-name="gr1" draw:text-style-name="P2" xml:id="id47" draw:id="id47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45" draw:id="id45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721cm" draw:start-shape="id45" draw:start-glue-point="1" draw:end-shape="id41" draw:end-glue-point="3" svg:d="m6172 3322c1230 0 410-1601 1640-1601">
          <text:p/>
        </draw:connector>
        <draw:circle draw:style-name="gr5" draw:text-style-name="P1" xml:id="id46" draw:id="id46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46" draw:start-glue-point="3" draw:end-shape="id47" draw:end-glue-point="3" svg:d="m1736 2922c-751 0-772 2476 42 2476">
          <text:p/>
        </draw:connector>
        <draw:rect draw:style-name="gr1" draw:text-style-name="P2" xml:id="id49" draw:id="id49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48" draw:id="id48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48" draw:start-glue-point="3" draw:end-shape="id49" draw:end-glue-point="2" svg:d="m19093 13768c-1666 0-2498-243-2498-730">
          <text:p/>
        </draw:connector>
        <draw:rect draw:style-name="gr1" draw:text-style-name="P2" xml:id="id51" draw:id="id51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0" draw:id="id50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0" draw:start-glue-point="3" draw:end-shape="id51" svg:d="m19093 14299c-1630 0-2444 340-2444 1020">
          <text:p/>
        </draw:connector>
      </draw:page>
      <draw:page draw:name="page4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6.8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</draw:rect>
        <draw:rect draw:style-name="gr1" draw:text-style-name="P2" xml:id="id55" draw:id="id55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298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53" draw:id="id53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264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</draw:rect>
        <draw:circle draw:style-name="gr5" draw:text-style-name="P1" xml:id="id52" draw:id="id52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52" draw:start-glue-point="3" draw:end-shape="id53" draw:end-glue-point="0" svg:d="m12187 7514c-1998 0-2996 2453-2996 7360">
          <text:p/>
        </draw:connector>
        <draw:circle draw:style-name="gr5" draw:text-style-name="P1" xml:id="id54" draw:id="id54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54" draw:start-glue-point="1" draw:end-shape="id55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2.7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5">map_row</text:span></text:p>
          <text:p text:style-name="P3"><text:span text:style-name="T5">map_col</text:span></text:p>
          <text:p text:style-name="P3"><text:span text:style-name="T5">platform_label</text:span></text:p>
          <text:p text:style-name="P3"><text:span text:style-name="T5">vendor_label</text:span></text:p>
          <text:p text:style-name="P3"><text:span text:style-name="T5">internal_comments</text:span></text:p>
          <text:p text:style-name="P3"><text:span text:style-name="T5">phase1_participation</text:span></text:p>
          <text:p text:style-name="P3"><text:span text:style-name="T5">phase1_status</text:span></text:p>
          <text:p text:style-name="P3"><text:span text:style-name="T5">phase1_comments</text:span></text:p>
          <text:p text:style-name="P3"><text:span text:style-name="T5">phase2_participation</text:span></text:p>
          <text:p text:style-name="P3"><text:span text:style-name="T5">phase2_status</text:span></text:p>
          <text:p text:style-name="P3"><text:span text:style-name="T5">phase2_comments</text:span></text:p>
          <text:p text:style-name="P3"><text:span text:style-name="T5">ihs_status</text:span></text:p>
          <text:p text:style-name="P3"><text:span text:style-name="T5">guide_status</text:span></text:p>
          <text:p text:style-name="P3"><text:span text:style-name="T5">guide_name</text:span></text:p>
          <text:p text:style-name="P3"><text:span text:style-name="T5">connect_status</text:span></text:p>
          <text:p text:style-name="P3"><text:span text:style-name="T5">general_comments</text:span></text:p>
          <text:p text:style-name="P3"><text:span text:style-name="T5">transport_type</text:span></text:p>
          <text:p text:style-name="P3"><text:span text:style-name="T5">query_support</text:span></text:p>
          <text:p text:style-name="P3"><text:span text:style-name="T5">nist_status</text:span></text:p>
          <text:p text:style-name="P3"><text:span text:style-name="T5">access_passcode</text:span></text:p>
          <text:p text:style-name="P3"><text:span text:style-name="T5">profile_usage_id</text:span></text:p>
          <text:p text:style-name="P3"><text:span text:style-name="T5"/></text:p>
        </draw:rect>
        <draw:circle draw:style-name="gr5" draw:text-style-name="P1" xml:id="id56" draw:id="id56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56" draw:start-glue-point="1" draw:end-shape="id53" svg:d="m5140 15313c1657 0 553-5 2210-5">
          <text:p/>
        </draw:connector>
        <draw:circle draw:style-name="gr5" draw:text-style-name="P1" xml:id="id57" draw:id="id57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57" draw:start-glue-point="1" draw:end-shape="id55" draw:end-glue-point="1" svg:d="m25404 8112c751 0 780-1105-57-1105">
          <text:p/>
        </draw:connector>
      </draw:page>
      <draw:page draw:name="page5" draw:style-name="dp1" draw:master-page-name="Default">
        <draw:rect draw:style-name="gr1" draw:text-style-name="P2" xml:id="id59" draw:id="id59" draw:layer="layout" svg:width="7.672cm" svg:height="0.869cm" svg:x="5.019cm" svg:y="2.778cm">
          <text:p text:style-name="P1"><text:span text:style-name="T1">Test Message</text:span></text:p>
        </draw:rect>
        <draw:rect draw:style-name="gr2" draw:text-style-name="P4" xml:id="id65" draw:id="id65" draw:layer="layout" svg:width="7.672cm" svg:height="16.742cm" svg:x="5.019cm" svg:y="3.562cm">
          <text:p text:style-name="P3"><text:span text:style-name="T2">test_message_id</text:span></text:p>
          <text:p text:style-name="P3"><text:span text:style-name="T2">test_section_id</text:span></text:p>
          <text:p text:style-name="P3"><text:span text:style-name="T2">test_position</text:span></text:p>
          <text:p text:style-name="P3"><text:span text:style-name="T2">test_type</text:span></text:p>
          <text:p text:style-name="P3"><text:span text:style-name="T2"/></text:p>
          <text:p text:style-name="P3"><text:span text:style-name="T2"/></text:p>
          <text:p text:style-name="P3"><text:span text:style-name="T2">test_case_set </text:span></text:p>
          <text:p text:style-name="P3"><text:span text:style-name="T2">test_case_number</text:span></text:p>
          <text:p text:style-name="P3"><text:span text:style-name="T2">test_case_category</text:span></text:p>
          <text:p text:style-name="P3"><text:span text:style-name="T2">test_case_description</text:span></text:p>
          <text:p text:style-name="P3"><text:span text:style-name="T2">test_case_assert_result</text:span></text:p>
          <text:p text:style-name="P3"><text:span text:style-name="T2">prep_patient_type</text:span></text:p>
          <text:p text:style-name="P3"><text:span text:style-name="T2">prep_transforms_quick</text:span></text:p>
          <text:p text:style-name="P3"><text:span text:style-name="T2">prep_transforms_custom</text:span></text:p>
          <text:p text:style-name="P3"><text:span text:style-name="T2">prep_transforms_addition</text:span></text:p>
          <text:p text:style-name="P3"><text:span text:style-name="T2">prep_transforms_cause_issue</text:span></text:p>
          <text:p text:style-name="P3"><text:span text:style-name="T2">prep_cause_issue_names</text:span></text:p>
          <text:p text:style-name="P3"><text:span text:style-name="T2">prep_has_issue</text:span></text:p>
          <text:p text:style-name="P3"><text:span text:style-name="T2">prep_major_changes_made</text:span></text:p>
          <text:p text:style-name="P3"><text:span text:style-name="T2">prep_not_expected_to_conform</text:span></text:p>
          <text:p text:style-name="P3"><text:span text:style-name="T2">prep_message_accept_status_debug</text:span></text:p>
          <text:p text:style-name="P3"><text:span text:style-name="T2">prep_scenario_name</text:span></text:p>
          <text:p text:style-name="P3"><text:span text:style-name="T2">prep_message_derived_from</text:span></text:p>
          <text:p text:style-name="P3"><text:span text:style-name="T2">prep_message_original</text:span></text:p>
          <text:p text:style-name="P3"><text:span text:style-name="T2">prep_message_actual</text:span></text:p>
          <text:p text:style-name="P3"><text:span text:style-name="T2">result_message_actual</text:span></text:p>
          <text:p text:style-name="P3"><text:span text:style-name="T2">result_status</text:span></text:p>
          <text:p text:style-name="P3"><text:span text:style-name="T6">result_accepted</text:span></text:p>
          <text:p text:style-name="P3"><text:span text:style-name="T2">result_exception_text</text:span></text:p>
          <text:p text:style-name="P3"><text:span text:style-name="T2">result_accepted_message</text:span></text:p>
          <text:p text:style-name="P3"><text:span text:style-name="T2">result_response_type</text:span></text:p>
          <text:p text:style-name="P3"><text:span text:style-name="T2">result_ack_type</text:span></text:p>
          <text:p text:style-name="P3"><text:span text:style-name="T2">forecast_test_panel_case_id</text:span></text:p>
          <text:p text:style-name="P3"><text:span text:style-name="T2">forecast_test_panel_id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156cm" svg:height="0.508cm" svg:x="5.614cm" svg:y="5.699cm">
          <text:p text:style-name="P3"><text:span text:style-name="T3">prep, update, query</text:span></text:p>
        </draw:rect>
        <draw:circle draw:style-name="gr5" draw:text-style-name="P1" xml:id="id62" draw:id="id62" draw:layer="layout" svg:width="0.254cm" svg:height="0.254cm" svg:x="4.937cm" svg:y="4.302cm">
          <text:p/>
        </draw:circle>
        <draw:rect draw:style-name="gr1" draw:text-style-name="P2" xml:id="id61" draw:id="id61" draw:layer="layout" svg:width="5.207cm" svg:height="0.869cm" svg:x="21.447cm" svg:y="4.532cm">
          <text:p text:style-name="P1"><text:span text:style-name="T1">Comparison Field</text:span></text:p>
        </draw:rect>
        <draw:rect draw:style-name="gr2" draw:text-style-name="P4" draw:layer="layout" svg:width="5.207cm" svg:height="2.518cm" svg:x="21.447cm" svg:y="5.316cm">
          <text:p text:style-name="P3"><text:span text:style-name="T2">comparison_field_id</text:span></text:p>
          <text:p text:style-name="P3"><text:span text:style-name="T2">field_name</text:span></text:p>
          <text:p text:style-name="P3"><text:span text:style-name="T2">field_label</text:span></text:p>
          <text:p text:style-name="P3"><text:span text:style-name="T2">priority_label</text:span></text:p>
        </draw:rect>
        <draw:rect draw:style-name="gr1" draw:text-style-name="P2" draw:layer="layout" svg:width="4.572cm" svg:height="0.869cm" svg:x="14.716cm" svg:y="2.651cm">
          <text:p text:style-name="P1"><text:span text:style-name="T1">Comparison</text:span></text:p>
        </draw:rect>
        <draw:rect draw:style-name="gr2" draw:text-style-name="P4" draw:layer="layout" svg:width="4.572cm" svg:height="3.915cm" svg:x="14.716cm" svg:y="3.435cm">
          <text:p text:style-name="P3"><text:span text:style-name="T2">comparison_id</text:span></text:p>
          <text:p text:style-name="P3"><text:span text:style-name="T2">comparison_field_id</text:span></text:p>
          <text:p text:style-name="P3"><text:span text:style-name="T2">test_message_id</text:span></text:p>
          <text:p text:style-name="P3"><text:span text:style-name="T2">value_original</text:span></text:p>
          <text:p text:style-name="P3"><text:span text:style-name="T2">value_compare</text:span></text:p>
          <text:p text:style-name="P3"><text:span text:style-name="T2">comparison_status</text:span></text:p>
          <text:p text:style-name="P3"><text:span text:style-name="T2"/></text:p>
        </draw:rect>
        <draw:rect draw:style-name="gr4" draw:text-style-name="P5" draw:layer="layout" svg:width="3.013cm" svg:height="0.508cm" svg:x="15.132cm" svg:y="6.507cm">
          <text:p text:style-name="P3"><text:span text:style-name="T3">pass, fail, not tested</text:span></text:p>
        </draw:rect>
        <draw:circle draw:style-name="gr5" draw:text-style-name="P1" xml:id="id58" draw:id="id58" draw:layer="layout" svg:width="0.254cm" svg:height="0.254cm" svg:x="14.589cm" svg:y="4.687cm">
          <text:p/>
        </draw:circle>
        <draw:connector draw:style-name="gr3" draw:text-style-name="P1" draw:layer="layout" draw:type="curve" svg:x1="14.589cm" svg:y1="4.814cm" svg:x2="12.691cm" svg:y2="3.212cm" draw:start-shape="id58" draw:start-glue-point="3" draw:end-shape="id59" svg:d="m14589 4814c-1423 0-475-1602-1898-1602">
          <text:p/>
        </draw:connector>
        <draw:circle draw:style-name="gr5" draw:text-style-name="P1" xml:id="id60" draw:id="id60" draw:layer="layout" svg:width="0.254cm" svg:height="0.254cm" svg:x="18.907cm" svg:y="4.187cm">
          <text:p/>
        </draw:circle>
        <draw:connector draw:style-name="gr3" draw:text-style-name="P1" draw:layer="layout" draw:type="curve" svg:x1="19.161cm" svg:y1="4.314cm" svg:x2="21.447cm" svg:y2="4.966cm" draw:start-shape="id60" draw:start-glue-point="1" draw:end-shape="id61" draw:end-glue-point="3" svg:d="m19161 4314c1714 0 572 652 2286 652">
          <text:p/>
        </draw:connector>
        <draw:rect draw:style-name="gr1" draw:text-style-name="P2" xml:id="id63" draw:id="id63" draw:layer="layout" svg:width="4.572cm" svg:height="0.869cm" svg:x="5.064cm" svg:y="1.274cm">
          <text:p text:style-name="P1"><text:span text:style-name="T1">Test Section</text:span></text:p>
        </draw:rect>
        <draw:connector draw:style-name="gr3" draw:text-style-name="P1" draw:layer="layout" draw:type="curve" svg:x1="4.937cm" svg:y1="4.429cm" svg:x2="5.064cm" svg:y2="1.708cm" draw:start-shape="id62" draw:start-glue-point="3" draw:end-shape="id63" draw:end-glue-point="3" svg:d="m4937 4429c-751 0-815-2721 127-2721">
          <text:p/>
        </draw:connector>
        <draw:rect draw:style-name="gr1" draw:text-style-name="P2" xml:id="id67" draw:id="id67" draw:layer="layout" svg:width="5.207cm" svg:height="0.869cm" svg:x="21.433cm" svg:y="14.057cm">
          <text:p text:style-name="P1"><text:span text:style-name="T1">Assertion Field</text:span></text:p>
        </draw:rect>
        <draw:rect draw:style-name="gr2" draw:text-style-name="P4" draw:layer="layout" svg:width="5.207cm" svg:height="2.518cm" svg:x="21.433cm" svg:y="14.841cm">
          <text:p text:style-name="P3"><text:span text:style-name="T2">assertion_field_id</text:span></text:p>
          <text:p text:style-name="P3"><text:span text:style-name="T2">assertion_type</text:span></text:p>
          <text:p text:style-name="P3"><text:span text:style-name="T2">assertion_description</text:span></text:p>
        </draw:rect>
        <draw:rect draw:style-name="gr1" draw:text-style-name="P2" draw:layer="layout" svg:width="4.54cm" svg:height="0.869cm" svg:x="15.002cm" svg:y="12.176cm">
          <text:p text:style-name="P1"><text:span text:style-name="T1">Assertion</text:span></text:p>
        </draw:rect>
        <draw:rect draw:style-name="gr2" draw:text-style-name="P4" draw:layer="layout" svg:width="4.54cm" svg:height="3.915cm" svg:x="15.002cm" svg:y="12.96cm">
          <text:p text:style-name="P3"><text:span text:style-name="T2">assertion_id</text:span></text:p>
          <text:p text:style-name="P3"><text:span text:style-name="T2">assertion_field_id</text:span></text:p>
          <text:p text:style-name="P3"><text:span text:style-name="T2">test_message_id</text:span></text:p>
          <text:p text:style-name="P3"><text:span text:style-name="T2">assertion_result</text:span></text:p>
          <text:p text:style-name="P3"><text:span text:style-name="T2">location_path</text:span></text:p>
          <text:p text:style-name="P3"><text:span text:style-name="T2"/></text:p>
        </draw:rect>
        <draw:rect draw:style-name="gr4" draw:text-style-name="P5" draw:layer="layout" svg:width="3.108cm" svg:height="0.97cm" svg:x="15.351cm" svg:y="15.597cm">
          <text:p text:style-name="P3"><text:span text:style-name="T3">warning, error, alert, </text:span></text:p>
          <text:p text:style-name="P3"><text:span text:style-name="T3">informational</text:span></text:p>
        </draw:rect>
        <draw:circle draw:style-name="gr5" draw:text-style-name="P1" xml:id="id64" draw:id="id64" draw:layer="layout" svg:width="0.254cm" svg:height="0.254cm" svg:x="14.875cm" svg:y="14.212cm">
          <text:p/>
        </draw:circle>
        <draw:connector draw:style-name="gr3" draw:text-style-name="P1" draw:layer="layout" draw:type="curve" svg:x1="14.875cm" svg:y1="14.339cm" svg:x2="12.691cm" svg:y2="11.933cm" draw:start-shape="id64" draw:start-glue-point="3" draw:end-shape="id65" svg:d="m14875 14339c-1638 0-546-2406-2184-2406">
          <text:p/>
        </draw:connector>
        <draw:circle draw:style-name="gr5" draw:text-style-name="P1" xml:id="id66" draw:id="id66" draw:layer="layout" svg:width="0.254cm" svg:height="0.254cm" svg:x="19.193cm" svg:y="13.712cm">
          <text:p/>
        </draw:circle>
        <draw:connector draw:style-name="gr3" draw:text-style-name="P1" draw:layer="layout" draw:type="curve" svg:x1="19.447cm" svg:y1="13.839cm" svg:x2="21.433cm" svg:y2="14.491cm" draw:start-shape="id66" draw:start-glue-point="1" draw:end-shape="id67" draw:end-glue-point="3" svg:d="m19447 13839c1489 0 497 652 1986 652">
          <text:p/>
        </draw:connector>
        <draw:rect draw:style-name="gr4" draw:text-style-name="P5" draw:layer="layout" svg:width="1.651cm" svg:height="0.508cm" svg:x="8.493cm" svg:y="16.113cm">
          <text:p text:style-name="P3"><text:span text:style-name="T3">PASS, FAIL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11-17T18:00:56.13</dc:date>
    <dc:creator>Nathan Bunker</dc:creator>
    <meta:editing-duration>P5DT22H33M37S</meta:editing-duration>
    <meta:editing-cycles>52</meta:editing-cycles>
    <meta:printed-by>Nathan Bunker</meta:printed-by>
    <meta:print-date>2014-06-19T14:05:00.83</meta:print-date>
    <meta:document-statistic meta:object-count="162"/>
  </office:meta>
</office:document-meta>
</file>